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Kalibration Gewich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enngewicht</text:p>
          </table:table-cell>
          <table:table-cell office:value-type="string" calcext:value-type="string">
            <text:p>Anzeige</text:p>
          </table:table-cell>
          <table:table-cell office:value-type="string" calcext:value-type="string">
            <text:p>Wieder auf Null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885" calcext:value-type="float">
            <text:p>0.9885</text:p>
          </table:table-cell>
          <table:table-cell office:value-type="float" office:value="-0.002" calcext:value-type="float">
            <text:p>-0.002</text:p>
          </table:table-cell>
          <table:table-cell table:number-columns-repeated="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.488" calcext:value-type="float">
            <text:p>1.488</text:p>
          </table:table-cell>
          <table:table-cell office:value-type="float" office:value="-0.004" calcext:value-type="float">
            <text:p>-0.00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-0.005" calcext:value-type="float">
            <text:p>-0.005</text:p>
          </table:table-cell>
          <table:table-cell table:number-columns-repeated="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2.506" calcext:value-type="float">
            <text:p>2.506</text:p>
          </table:table-cell>
          <table:table-cell office:value-type="float" office:value="-0.009" calcext:value-type="float">
            <text:p>-0.00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998" calcext:value-type="float">
            <text:p>3.998</text:p>
          </table:table-cell>
          <table:table-cell office:value-type="float" office:value="-0.012" calcext:value-type="float">
            <text:p>-0.012</text:p>
          </table:table-cell>
          <table:table-cell table:number-columns-repeated="2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3.502" calcext:value-type="float">
            <text:p>3.502</text:p>
          </table:table-cell>
          <table:table-cell office:value-type="float" office:value="-0.02" calcext:value-type="float">
            <text:p>-0.0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office:value-type="float" office:value="-0.022" calcext:value-type="float">
            <text:p>-0.022</text:p>
          </table:table-cell>
          <table:table-cell table:number-columns-repeated="2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4.465" calcext:value-type="float">
            <text:p>4.465</text:p>
          </table:table-cell>
          <table:table-cell office:value-type="float" office:value="-0.024" calcext:value-type="float">
            <text:p>-0.02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Kalibration Geschwindigkei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oa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ti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Geschwindigkeit</text:p>
          </table:table-cell>
          <table:table-cell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59.44" calcext:value-type="float">
            <text:p>59.44</text:p>
          </table:table-cell>
          <table:table-cell table:formula="of:=[.B18]/[.C18]" office:value-type="float" office:value="0.0168236877523553" calcext:value-type="float">
            <text:p>0.0168236878</text:p>
          </table:table-cell>
          <table:table-cell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0.44" calcext:value-type="float">
            <text:p>30.44</text:p>
          </table:table-cell>
          <table:table-cell table:formula="of:=[.B19]/[.C19]" office:value-type="float" office:value="0.0328515111695138" calcext:value-type="float">
            <text:p>0.0328515112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0.68" calcext:value-type="float">
            <text:p>20.68</text:p>
          </table:table-cell>
          <table:table-cell table:formula="of:=[.B20]/[.C20]" office:value-type="float" office:value="0.0483558994197292" calcext:value-type="float">
            <text:p>0.0483558994</text:p>
          </table:table-cell>
          <table:table-cell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table:formula="of:=[.B21]/[.C21]" office:value-type="float" office:value="0.064143681847338" calcext:value-type="float">
            <text:p>0.064143681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.68" calcext:value-type="float">
            <text:p>12.68</text:p>
          </table:table-cell>
          <table:table-cell table:formula="of:=[.B22]/[.C22]" office:value-type="float" office:value="0.0788643533123028" calcext:value-type="float">
            <text:p>0.0788643533</text:p>
          </table:table-cell>
          <table:table-cell/>
        </table:table-row>
        <table:table-row table:style-name="ro2">
          <table:table-cell office:value-type="string" calcext:value-type="string">
            <text:p>Alex</text:p>
          </table:table-cell>
          <table:table-cell table:number-columns-repeated="4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59.6" calcext:value-type="float">
            <text:p>59.6</text:p>
          </table:table-cell>
          <table:table-cell table:formula="of:=[.B24]/[.C24]" office:value-type="float" office:value="0.0167785234899329" calcext:value-type="float">
            <text:p>0.0167785235</text:p>
          </table:table-cell>
          <table:table-cell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0.44" calcext:value-type="float">
            <text:p>30.44</text:p>
          </table:table-cell>
          <table:table-cell table:formula="of:=[.B25]/[.C25]" office:value-type="float" office:value="0.0328515111695138" calcext:value-type="float">
            <text:p>0.0328515112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table:formula="of:=[.B26]/[.C26]" office:value-type="float" office:value="0.0480769230769231" calcext:value-type="float">
            <text:p>0.0480769231</text:p>
          </table:table-cell>
          <table:table-cell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6.12" calcext:value-type="float">
            <text:p>16.12</text:p>
          </table:table-cell>
          <table:table-cell table:formula="of:=[.B27]/[.C27]" office:value-type="float" office:value="0.0620347394540943" calcext:value-type="float">
            <text:p>0.062034739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table:formula="of:=[.B28]/[.C28]" office:value-type="float" office:value="0.078125" calcext:value-type="float">
            <text:p>0.078125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ssung Teppich bei poti=1, klotz=1k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satzgewicht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Unsicherheit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ssung Plastik bei poti=1, klotz=1k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satchgewicht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Unsicherheit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.98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ssung Plastik bei klotz=1kg, Zusatzgewicht=3k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ti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Unsicherheit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ssung Teppich bei klotz=1kg, Zusatzgewicht=3k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ti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Unsicherheit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renzhaftkraft Teppich bei klotz=1kg, poti=0.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usatzgewich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1.238" calcext:value-type="float">
            <text:p>1.238</text:p>
          </table:table-cell>
          <table:table-cell office:value-type="float" office:value="1.752" calcext:value-type="float">
            <text:p>1.752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598" calcext:value-type="float">
            <text:p>0.598</text:p>
          </table:table-cell>
          <table:table-cell office:value-type="float" office:value="1.164" calcext:value-type="float">
            <text:p>1.164</text:p>
          </table:table-cell>
          <table:table-cell office:value-type="float" office:value="1.578" calcext:value-type="float">
            <text:p>1.578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61" calcext:value-type="float">
            <text:p>0.61</text:p>
          </table:table-cell>
          <table:table-cell office:value-type="float" office:value="1.176" calcext:value-type="float">
            <text:p>1.176</text:p>
          </table:table-cell>
          <table:table-cell office:value-type="float" office:value="1.585" calcext:value-type="float">
            <text:p>1.585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1.197" calcext:value-type="float">
            <text:p>1.197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renzhaftkraft Plastik bei klotz=1kg, poti=0.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usatzgewich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1.22" calcext:value-type="float">
            <text:p>1.22</text:p>
          </table:table-cell>
          <table:table-cell office:value-type="float" office:value="1.613" calcext:value-type="float">
            <text:p>1.613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636" calcext:value-type="float">
            <text:p>0.636</text:p>
          </table:table-cell>
          <table:table-cell office:value-type="float" office:value="1.145" calcext:value-type="float">
            <text:p>1.145</text:p>
          </table:table-cell>
          <table:table-cell office:value-type="float" office:value="1.658" calcext:value-type="float">
            <text:p>1.658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48" calcext:value-type="float">
            <text:p>0.48</text:p>
          </table:table-cell>
          <table:table-cell office:value-type="float" office:value="1.197" calcext:value-type="float">
            <text:p>1.197</text:p>
          </table:table-cell>
          <table:table-cell office:value-type="float" office:value="1.638" calcext:value-type="float">
            <text:p>1.638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607" calcext:value-type="float">
            <text:p>0.607</text:p>
          </table:table-cell>
          <table:table-cell office:value-type="float" office:value="1.198" calcext:value-type="float">
            <text:p>1.198</text:p>
          </table:table-cell>
          <table:table-cell office:value-type="float" office:value="1.87" calcext:value-type="float">
            <text:p>1.87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renzhaftkraft Teppich bei klotz=1kg, poti=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usatzgewich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692" calcext:value-type="float">
            <text:p>0.692</text:p>
          </table:table-cell>
          <table:table-cell office:value-type="float" office:value="1.336" calcext:value-type="float">
            <text:p>1.336</text:p>
          </table:table-cell>
          <table:table-cell office:value-type="float" office:value="2.272" calcext:value-type="float">
            <text:p>2.272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641" calcext:value-type="float">
            <text:p>0.641</text:p>
          </table:table-cell>
          <table:table-cell office:value-type="float" office:value="1.214" calcext:value-type="float">
            <text:p>1.214</text:p>
          </table:table-cell>
          <table:table-cell office:value-type="float" office:value="2.157" calcext:value-type="float">
            <text:p>2.157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629" calcext:value-type="float">
            <text:p>0.629</text:p>
          </table:table-cell>
          <table:table-cell office:value-type="float" office:value="1.247" calcext:value-type="float">
            <text:p>1.247</text:p>
          </table:table-cell>
          <table:table-cell office:value-type="float" office:value="2.151" calcext:value-type="float">
            <text:p>2.151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677" calcext:value-type="float">
            <text:p>0.677</text:p>
          </table:table-cell>
          <table:table-cell office:value-type="float" office:value="1.415" calcext:value-type="float">
            <text:p>1.415</text:p>
          </table:table-cell>
          <table:table-cell office:value-type="float" office:value="1.987" calcext:value-type="float">
            <text:p>1.987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renzhaftkraft Plastik bei klotz=1kg, poti=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usatzgewich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1.079" calcext:value-type="float">
            <text:p>1.079</text:p>
          </table:table-cell>
          <table:table-cell office:value-type="float" office:value="1.867" calcext:value-type="float">
            <text:p>1.86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514" calcext:value-type="float">
            <text:p>0.514</text:p>
          </table:table-cell>
          <table:table-cell office:value-type="float" office:value="0.991" calcext:value-type="float">
            <text:p>0.991</text:p>
          </table:table-cell>
          <table:table-cell office:value-type="float" office:value="1.67" calcext:value-type="float">
            <text:p>1.67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565" calcext:value-type="float">
            <text:p>0.565</text:p>
          </table:table-cell>
          <table:table-cell office:value-type="float" office:value="1.141" calcext:value-type="float">
            <text:p>1.141</text:p>
          </table:table-cell>
          <table:table-cell office:value-type="float" office:value="1.671" calcext:value-type="float">
            <text:p>1.671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63" calcext:value-type="float">
            <text:p>0.63</text:p>
          </table:table-cell>
          <table:table-cell office:value-type="float" office:value="1.272" calcext:value-type="float">
            <text:p>1.272</text:p>
          </table:table-cell>
          <table:table-cell office:value-type="float" office:value="1.704" calcext:value-type="float">
            <text:p>1.70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mittel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*mittelwert</text:p>
          </table:table-cell>
        </table:table-row>
        <table:table-row table:style-name="ro2">
          <table:table-cell office:value-type="string" calcext:value-type="string">
            <text:p>Uteppich_1</text:p>
          </table:table-cell>
          <table:table-cell office:value-type="float" office:value="226.374" calcext:value-type="float">
            <text:p>226.374</text:p>
          </table:table-cell>
          <table:table-cell office:value-type="float" office:value="2.653" calcext:value-type="float">
            <text:p>2.653</text:p>
          </table:table-cell>
          <table:table-cell table:formula="of:=1/[.C103]" office:value-type="float" office:value="0.376931775348662" calcext:value-type="float">
            <text:p>0.3769317753</text:p>
          </table:table-cell>
          <table:table-cell table:formula="of:=[.D103]*[.B103]" office:value-type="float" office:value="85.327553712778" calcext:value-type="float">
            <text:p>85.3275537128</text:p>
          </table:table-cell>
        </table:table-row>
        <table:table-row table:style-name="ro2">
          <table:table-cell office:value-type="string" calcext:value-type="string">
            <text:p>uplastik_1</text:p>
          </table:table-cell>
          <table:table-cell office:value-type="float" office:value="163.187" calcext:value-type="float">
            <text:p>163.187</text:p>
          </table:table-cell>
          <table:table-cell office:value-type="float" office:value="0.779" calcext:value-type="float">
            <text:p>0.779</text:p>
          </table:table-cell>
          <table:table-cell table:formula="of:=1/[.C104]" office:value-type="float" office:value="1.28369704749679" calcext:value-type="float">
            <text:p>1.2836970475</text:p>
          </table:table-cell>
          <table:table-cell table:formula="of:=[.D104]*[.B104]" office:value-type="float" office:value="209.482670089859" calcext:value-type="float">
            <text:p>209.4826700899</text:p>
          </table:table-cell>
        </table:table-row>
        <table:table-row table:style-name="ro2">
          <table:table-cell office:value-type="string" calcext:value-type="string">
            <text:p>Uteppich_2</text:p>
          </table:table-cell>
          <table:table-cell table:formula="of:=943.75/4" office:value-type="float" office:value="235.9375" calcext:value-type="float">
            <text:p>235.9375</text:p>
          </table:table-cell>
          <table:table-cell office:value-type="float" office:value="18.218" calcext:value-type="float">
            <text:p>18.218</text:p>
          </table:table-cell>
          <table:table-cell table:formula="of:=1/[.C105]" office:value-type="float" office:value="0.0548907673729279" calcext:value-type="float">
            <text:p>0.0548907674</text:p>
          </table:table-cell>
          <table:table-cell table:formula="of:=[.D105]*[.B105]" office:value-type="float" office:value="12.9507904270502" calcext:value-type="float">
            <text:p>12.9507904271</text:p>
          </table:table-cell>
        </table:table-row>
        <table:table-row table:style-name="ro2">
          <table:table-cell office:value-type="string" calcext:value-type="string">
            <text:p>Uplastik_2</text:p>
          </table:table-cell>
          <table:table-cell table:formula="of:=687.5/4" office:value-type="float" office:value="171.875" calcext:value-type="float">
            <text:p>171.875</text:p>
          </table:table-cell>
          <table:table-cell office:value-type="float" office:value="14.97" calcext:value-type="float">
            <text:p>14.97</text:p>
          </table:table-cell>
          <table:table-cell table:formula="of:=1/[.C106]" office:value-type="float" office:value="0.0668002672010688" calcext:value-type="float">
            <text:p>0.0668002672</text:p>
          </table:table-cell>
          <table:table-cell table:formula="of:=[.D106]*[.B106]" office:value-type="float" office:value="11.4812959251837" calcext:value-type="float">
            <text:p>11.4812959252</text:p>
          </table:table-cell>
        </table:table-row>
        <table:table-row table:style-name="ro2">
          <table:table-cell office:value-type="string" calcext:value-type="string">
            <text:p>uteppich</text:p>
          </table:table-cell>
          <table:table-cell table:formula="of:=([.E103]+[.E105])/([.D103]+[.D105])" office:value-type="float" office:value="227.589656437162" calcext:value-type="float">
            <text:p>227.5896564372</text:p>
          </table:table-cell>
          <table:table-cell table:formula="of:=1/SQRT([.D103]+[.D105])" office:value-type="float" office:value="1.52176413642682" calcext:value-type="float">
            <text:p>1.52176413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lastik</text:p>
          </table:table-cell>
          <table:table-cell table:formula="of:=([.E104]+[.E106])/([.D104]+[.D106])" office:value-type="float" office:value="163.616738523081" calcext:value-type="float">
            <text:p>163.6167385231</text:p>
          </table:table-cell>
          <table:table-cell table:formula="of:=1/SQRT([.D104]+[.D106])" office:value-type="float" office:value="0.860504483556058" calcext:value-type="float">
            <text:p>0.860504483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mittel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*mittelwert</text:p>
          </table:table-cell>
        </table:table-row>
        <table:table-row table:style-name="ro2">
          <table:table-cell office:value-type="string" calcext:value-type="string">
            <text:p>Uteppich_04</text:p>
          </table:table-cell>
          <table:table-cell office:value-type="float" office:value="294.967" calcext:value-type="float">
            <text:p>294.967</text:p>
          </table:table-cell>
          <table:table-cell office:value-type="float" office:value="5.47" calcext:value-type="float">
            <text:p>5.47</text:p>
          </table:table-cell>
          <table:table-cell table:formula="of:=1/[.C111]" office:value-type="float" office:value="0.182815356489945" calcext:value-type="float">
            <text:p>0.1828153565</text:p>
          </table:table-cell>
          <table:table-cell table:formula="of:=[.D111]*[.B111]" office:value-type="float" office:value="53.9244972577697" calcext:value-type="float">
            <text:p>53.9244972578</text:p>
          </table:table-cell>
        </table:table-row>
        <table:table-row table:style-name="ro2">
          <table:table-cell office:value-type="string" calcext:value-type="string">
            <text:p>Uteppich_30</text:p>
          </table:table-cell>
          <table:table-cell office:value-type="float" office:value="336.778" calcext:value-type="float">
            <text:p>336.778</text:p>
          </table:table-cell>
          <table:table-cell office:value-type="float" office:value="9.133" calcext:value-type="float">
            <text:p>9.133</text:p>
          </table:table-cell>
          <table:table-cell table:formula="of:=1/[.C112]" office:value-type="float" office:value="0.109493047191503" calcext:value-type="float">
            <text:p>0.1094930472</text:p>
          </table:table-cell>
          <table:table-cell table:formula="of:=[.D112]*[.B112]" office:value-type="float" office:value="36.8748494470601" calcext:value-type="float">
            <text:p>36.8748494471</text:p>
          </table:table-cell>
        </table:table-row>
        <table:table-row table:style-name="ro2">
          <table:table-cell office:value-type="string" calcext:value-type="string">
            <text:p>Uplastik_04</text:p>
          </table:table-cell>
          <table:table-cell office:value-type="float" office:value="294.91" calcext:value-type="float">
            <text:p>294.91</text:p>
          </table:table-cell>
          <table:table-cell office:value-type="float" office:value="3.943" calcext:value-type="float">
            <text:p>3.943</text:p>
          </table:table-cell>
          <table:table-cell table:formula="of:=1/[.C113]" office:value-type="float" office:value="0.253613999492772" calcext:value-type="float">
            <text:p>0.2536139995</text:p>
          </table:table-cell>
          <table:table-cell table:formula="of:=[.D113]*[.B113]" office:value-type="float" office:value="74.7933045904134" calcext:value-type="float">
            <text:p>74.7933045904</text:p>
          </table:table-cell>
        </table:table-row>
        <table:table-row table:style-name="ro2">
          <table:table-cell office:value-type="string" calcext:value-type="string">
            <text:p>Uplastik_30</text:p>
          </table:table-cell>
          <table:table-cell office:value-type="float" office:value="284.75" calcext:value-type="float">
            <text:p>284.75</text:p>
          </table:table-cell>
          <table:table-cell office:value-type="float" office:value="2.884" calcext:value-type="float">
            <text:p>2.884</text:p>
          </table:table-cell>
          <table:table-cell table:formula="of:=1/[.C114]" office:value-type="float" office:value="0.346740638002774" calcext:value-type="float">
            <text:p>0.346740638</text:p>
          </table:table-cell>
          <table:table-cell table:formula="of:=[.D114]*[.B114]" office:value-type="float" office:value="98.7343966712899" calcext:value-type="float">
            <text:p>98.7343966713</text:p>
          </table:table-cell>
        </table:table-row>
        <table:table-row table:style-name="ro2">
          <table:table-cell office:value-type="string" calcext:value-type="string">
            <text:p>uteppich</text:p>
          </table:table-cell>
          <table:table-cell table:formula="of:=([.E111]+[.E112])/([.D111]+[.D112])" office:value-type="float" office:value="310.628588029857" calcext:value-type="float">
            <text:p>310.6285880299</text:p>
          </table:table-cell>
          <table:table-cell table:formula="of:=1/SQRT([.D111]+[.D112])" office:value-type="float" office:value="1.84960652733616" calcext:value-type="float">
            <text:p>1.8496065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lastik</text:p>
          </table:table-cell>
          <table:table-cell table:formula="of:=([.E113]+[.E114])/([.D113]+[.D114])" office:value-type="float" office:value="289.041993555002" calcext:value-type="float">
            <text:p>289.041993555</text:p>
          </table:table-cell>
          <table:table-cell table:formula="of:=1/SQRT([.D113]+[.D114])" office:value-type="float" office:value="1.29061308858486" calcext:value-type="float">
            <text:p>1.290613088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renzhaftkraft Teppich bei klotz=1kg, poti=0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satzgewich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Mittelwert</text:p>
          </table:table-cell>
          <table:table-cell table:formula="of:=AVERAGE([.B73:.B76])" office:value-type="float" office:value="0.59675" calcext:value-type="float">
            <text:p>0.59675</text:p>
          </table:table-cell>
          <table:table-cell table:formula="of:=AVERAGE([.C73:.C76])" office:value-type="float" office:value="1.19375" calcext:value-type="float">
            <text:p>1.19375</text:p>
          </table:table-cell>
          <table:table-cell table:formula="of:=AVERAGE([.D73:.D76])" office:value-type="float" office:value="1.66625" calcext:value-type="float">
            <text:p>1.66625</text:p>
          </table:table-cell>
          <table:table-cell/>
        </table:table-row>
        <table:table-row table:style-name="ro2">
          <table:table-cell office:value-type="string" calcext:value-type="string">
            <text:p>Fehler</text:p>
          </table:table-cell>
          <table:table-cell table:formula="of:=STDEVPA([.B73:.B76])/SQRT(4)" office:value-type="float" office:value="0.0145832738094023" calcext:value-type="float">
            <text:p>0.0145832738</text:p>
          </table:table-cell>
          <table:table-cell table:formula="of:=STDEVPA([.C73:.C76])/SQRT(4)" office:value-type="float" office:value="0.0140729128114971" calcext:value-type="float">
            <text:p>0.0140729128</text:p>
          </table:table-cell>
          <table:table-cell table:formula="of:=STDEVPA([.D73:.D76])/SQRT(4)" office:value-type="float" office:value="0.0423945382685081" calcext:value-type="float">
            <text:p>0.0423945383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renzhaftkraft Teppich bei klotz=1kg, poti=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satzgewich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Mittelwert</text:p>
          </table:table-cell>
          <table:table-cell table:formula="of:=AVERAGE([.B89:.B92])" office:value-type="float" office:value="0.65975" calcext:value-type="float">
            <text:p>0.65975</text:p>
          </table:table-cell>
          <table:table-cell table:formula="of:=AVERAGE([.C89:.C92])" office:value-type="float" office:value="1.303" calcext:value-type="float">
            <text:p>1.303</text:p>
          </table:table-cell>
          <table:table-cell table:formula="of:=AVERAGE([.D89:.D92])" office:value-type="float" office:value="2.14175" calcext:value-type="float">
            <text:p>2.14175</text:p>
          </table:table-cell>
          <table:table-cell/>
        </table:table-row>
        <table:table-row table:style-name="ro2">
          <table:table-cell office:value-type="string" calcext:value-type="string">
            <text:p>Fehler</text:p>
          </table:table-cell>
          <table:table-cell table:style-name="ce2" table:formula="of:=STDEVPA([.B89:.B92])/SQRT(4)" office:value-type="float" office:value="0.0128324539742015" calcext:value-type="float">
            <text:p>0.012832454</text:p>
          </table:table-cell>
          <table:table-cell table:style-name="ce2" table:formula="of:=STDEVPA([.C89:.C92])/SQRT(4)" office:value-type="float" office:value="0.039282629749038" calcext:value-type="float">
            <text:p>0.0392826297</text:p>
          </table:table-cell>
          <table:table-cell table:style-name="ce2" table:formula="of:=STDEVPA([.D89:.D92])/SQRT(4)" office:value-type="float" office:value="0.0507633910904305" calcext:value-type="float">
            <text:p>0.050763391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renzhaftkraft Plastik bei klotz=1kg, poti=0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satzgewich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Mittelwert</text:p>
          </table:table-cell>
          <table:table-cell table:style-name="ce2" table:formula="of:=AVERAGE([.B81:.B84])" office:value-type="float" office:value="0.569" calcext:value-type="float">
            <text:p>0.569</text:p>
          </table:table-cell>
          <table:table-cell table:style-name="ce2" table:formula="of:=AVERAGE([.C81:.C84])" office:value-type="float" office:value="1.19" calcext:value-type="float">
            <text:p>1.19</text:p>
          </table:table-cell>
          <table:table-cell table:style-name="ce2" table:formula="of:=AVERAGE([.D81:.D84])" office:value-type="float" office:value="1.69475" calcext:value-type="float">
            <text:p>1.69475</text:p>
          </table:table-cell>
          <table:table-cell/>
        </table:table-row>
        <table:table-row table:style-name="ro2">
          <table:table-cell office:value-type="string" calcext:value-type="string">
            <text:p>Fehler</text:p>
          </table:table-cell>
          <table:table-cell table:style-name="ce2" table:formula="of:=STDEVPA([.B81:.B84])/SQRT(4)" office:value-type="float" office:value="0.0296963802507982" calcext:value-type="float">
            <text:p>0.0296963803</text:p>
          </table:table-cell>
          <table:table-cell table:style-name="ce2" table:formula="of:=STDEVPA([.C81:.C84])/SQRT(4)" office:value-type="float" office:value="0.0137795137795207" calcext:value-type="float">
            <text:p>0.0137795138</text:p>
          </table:table-cell>
          <table:table-cell table:style-name="ce2" table:formula="of:=STDEVPA([.D81:.D84])/SQRT(4)" office:value-type="float" office:value="0.0512144693909837" calcext:value-type="float">
            <text:p>0.051214469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renzhaftkraft Plastik bei klotz=1kg, poti=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satzgewich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Mittelwert</text:p>
          </table:table-cell>
          <table:table-cell table:formula="of:=AVERAGE([.B97:.B100])" office:value-type="float" office:value="0.5585" calcext:value-type="float">
            <text:p>0.5585</text:p>
          </table:table-cell>
          <table:table-cell table:formula="of:=AVERAGE([.C97:.C100])" office:value-type="float" office:value="1.12075" calcext:value-type="float">
            <text:p>1.12075</text:p>
          </table:table-cell>
          <table:table-cell table:formula="of:=AVERAGE([.D97:.D100])" office:value-type="float" office:value="1.728" calcext:value-type="float">
            <text:p>1.728</text:p>
          </table:table-cell>
          <table:table-cell/>
        </table:table-row>
        <table:table-row table:style-name="ro2">
          <table:table-cell office:value-type="string" calcext:value-type="string">
            <text:p>Fehler</text:p>
          </table:table-cell>
          <table:table-cell table:style-name="ce2" table:formula="of:=STDEVPA([.B97:.B100])/SQRT(4)" office:value-type="float" office:value="0.022717009046087" calcext:value-type="float">
            <text:p>0.022717009</text:p>
          </table:table-cell>
          <table:table-cell table:style-name="ce2" table:formula="of:=STDEVPA([.C97:.C100])/SQRT(4)" office:value-type="float" office:value="0.0511521932569856" calcext:value-type="float">
            <text:p>0.0511521933</text:p>
          </table:table-cell>
          <table:table-cell table:style-name="ce2" table:formula="of:=STDEVPA([.D97:.D100])/SQRT(4)" office:value-type="float" office:value="0.0407047294549417" calcext:value-type="float">
            <text:p>0.04070472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22:08:48.512482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4:29:05.827566118</meta:creation-date>
    <dc:date>2016-11-22T16:35:12.369459528</dc:date>
    <meta:editing-duration>P1DT1H38M51S</meta:editing-duration>
    <meta:editing-cycles>9</meta:editing-cycles>
    <meta:generator>LibreOffice/5.1.4.2$Linux_X86_64 LibreOffice_project/10m0$Build-2</meta:generator>
    <meta:document-statistic meta:table-count="1" meta:cell-count="375" meta:object-count="0"/>
  </office:meta>
</office:document-meta>
</file>